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7e298"/>
    </style:style>
    <style:style style:name="P2" style:family="paragraph" style:parent-style-name="Standard">
      <style:paragraph-properties fo:text-align="start" style:justify-single-word="false"/>
      <style:text-properties officeooo:paragraph-rsid="0017e2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ort – PA1 – Shell Sort</text:p>
      <text:p text:style-name="P1"/>
      <text:p text:style-name="P2">The space complexity for the functions is O(1) since no new space is being allocated for any of the functions.</text:p>
      <text:p text:style-name="P2"/>
      <text:p text:style-name="P2">The time complexity for the insertion sort is O(n(logn)^2), since there are two for loops and a while loop. </text:p>
      <text:p text:style-name="P2"/>
      <text:p text:style-name="P2">The time complexity for the selection sort is O((nlogn)^2), since there two for loops and an if loop. </text:p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poorv Gaur</meta:initial-creator>
    <meta:creation-date>2014-02-18T23:27:31</meta:creation-date>
    <dc:date>2014-02-18T23:35:57</dc:date>
    <dc:creator>Apoorv Gaur</dc:creator>
    <meta:editing-duration>P0D</meta:editing-duration>
    <meta:editing-cycles>1</meta:editing-cycles>
    <meta:document-statistic meta:table-count="0" meta:image-count="0" meta:object-count="0" meta:page-count="1" meta:paragraph-count="5" meta:word-count="61" meta:character-count="346" meta:non-whitespace-character-count="284"/>
    <meta:generator>LibreOffice/4.0.4.2$Linux_X86_64 LibreOffice_project/400m0$Build-2</meta:generator>
  </office:meta>
</office:document-meta>
</file>